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  <style:style style:name="P5" style:family="paragraph" style:parent-style-name="Standard">
      <style:text-properties fo:font-size="20pt" officeooo:rsid="001c4ee6" officeooo:paragraph-rsid="001c4ee6" style:font-size-complex="20pt"/>
    </style:style>
    <style:style style:name="P6" style:family="paragraph" style:parent-style-name="Standard">
      <style:text-properties fo:font-size="20pt" officeooo:rsid="001cb8d4" officeooo:paragraph-rsid="001cb8d4" style:font-size-complex="20pt"/>
    </style:style>
    <style:style style:name="P7" style:family="paragraph" style:parent-style-name="Standard">
      <style:text-properties fo:font-size="20pt" officeooo:rsid="00212938" officeooo:paragraph-rsid="00212938" style:font-size-complex="20pt"/>
    </style:style>
    <style:style style:name="P8" style:family="paragraph" style:parent-style-name="Standard">
      <style:text-properties fo:font-size="20pt" officeooo:rsid="0021db77" officeooo:paragraph-rsid="0021db77" style:font-size-complex="20pt"/>
    </style:style>
    <style:style style:name="P9" style:family="paragraph" style:parent-style-name="Standard">
      <style:text-properties fo:font-size="20pt" officeooo:rsid="00235d9e" officeooo:paragraph-rsid="00235d9e" style:font-size-complex="20pt"/>
    </style:style>
    <style:style style:name="T1" style:family="text">
      <style:text-properties officeooo:rsid="001e3b0f"/>
    </style:style>
    <style:style style:name="T2" style:family="text">
      <style:text-properties officeooo:rsid="001f6263"/>
    </style:style>
    <style:style style:name="T3" style:family="text">
      <style:text-properties officeooo:rsid="0023a5ea"/>
    </style:style>
    <style:style style:name="T4" style:family="text">
      <style:text-properties officeooo:rsid="0023c6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4"/>
      <text:p text:style-name="P6">০৩. filter()</text:p>
      <text:p text:style-name="P6">এই মেথড দ্বারা কোন একটা অ্যারে থেকে শর্ত মোতাবেক কিছু খুজে রের করা </text:p>
      <text:p text:style-name="P6"/>
      <text:p text:style-name="P6">০৪. <text:span text:style-name="T1">find()</text:span></text:p>
      <text:p text:style-name="P6">এই মেথড দ্বারা কোন এ্যারে থেকে শর্ত স্বাপেক্ষে নিদৃষ্ট কোন একটা <text:span text:style-name="T1">element খুজে বের করা । এটা শুধু মাত্র একটা element ই খুজে বের করবে। </text:span></text:p>
      <text:p text:style-name="P6"/>
      <text:p text:style-name="P6">০৫. <text:span text:style-name="T2">findIndex()</text:span></text:p>
      <text:p text:style-name="P6">কোন একটা এ্যারে থেকে শর্ত স্বাপেক্ষে কোন <text:span text:style-name="T2">element পজিশনের number টা খুজে বের করা।</text:span></text:p>
      <text:p text:style-name="P6"/>
      <text:p text:style-name="P7">০৬. forEatch()</text:p>
      <text:p text:style-name="P7">এই মেথডের মাধ্যমে অ্যারে element <text:s/>থেকে প্রত্যেক element কে আলাদাভাবে output দিয়ে থাকে।</text:p>
      <text:p text:style-name="P7"/>
      <text:p text:style-name="P8"><text:soft-page-break/>০৭. indexOf()</text:p>
      <text:p text:style-name="P8">এই মেথডের মাধ্যমে কোন অ্যারে থেকে নিদৃষ্ট কোন <text:s/>element এর index Number <text:s/>খুজে বের করা হয়।একটা <text:span text:style-name="T3">অ্যারের</text:span> কত <text:span text:style-name="T3">number পজিশন থেকে খুজতে শুরু করবো সেটাও বলে দেয়া যায়</text:span><text:span text:style-name="T4">। আর যদি খুজে না পাওয়া যায় তখলে আউটপুট দেখাবে -1</text:span></text:p>
      <text:p text:style-name="P8"/>
      <text:p text:style-name="P9">০৮. 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28T21:32:48.244904466</dc:date>
    <meta:editing-duration>PT2H51M32S</meta:editing-duration>
    <meta:editing-cycles>26</meta:editing-cycles>
    <meta:document-statistic meta:table-count="0" meta:image-count="0" meta:object-count="0" meta:page-count="2" meta:paragraph-count="16" meta:word-count="158" meta:character-count="638" meta:non-whitespace-character-count="487"/>
  </office:meta>
</office:document-meta>
</file>